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Noto Sans Mono CJK JP" svg:font-family="'Noto Sans Mono CJK JP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14cm"/>
    </style:style>
    <style:style style:name="co2" style:family="table-column">
      <style:table-column-properties fo:break-before="auto" style:column-width="2.977cm"/>
    </style:style>
    <style:style style:name="co3" style:family="table-column">
      <style:table-column-properties fo:break-before="auto" style:column-width="2.623cm"/>
    </style:style>
    <style:style style:name="co4" style:family="table-column">
      <style:table-column-properties fo:break-before="auto" style:column-width="1.83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55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9" style:family="table-cell" style:parent-style-name="Default">
      <style:text-properties style:font-name="Noto Sans Mono CJK JP" style:font-name-asian="Noto Sans Mono CJK JP"/>
    </style:style>
    <style:style style:name="ce2" style:family="table-cell" style:parent-style-name="Default" style:data-style-name="N49">
      <style:text-properties style:font-name="Noto Sans Mono CJK JP" style:font-name-asian="Noto Sans Mono CJK JP"/>
    </style:style>
    <style:style style:name="ce4" style:family="table-cell" style:parent-style-name="Default" style:data-style-name="N2">
      <style:text-properties style:font-name="Noto Sans Mono CJK JP" style:font-name-asian="Noto Sans Mono CJK JP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 Mono CJK JP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Mono CJK JP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9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number-columns-repeated="16380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日経225（終値）</text:p>
          </table:table-cell>
          <table:table-cell office:value-type="string" calcext:value-type="string">
            <text:p>TOPIX（終値）</text:p>
          </table:table-cell>
          <table:table-cell office:value-type="string" calcext:value-type="string">
            <text:p>読売33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3-24" calcext:value-type="date">
            <text:p>2025-03-24</text:p>
          </table:table-cell>
          <table:table-cell office:value-type="float" office:value="37608.49" calcext:value-type="float">
            <text:p>37608.49</text:p>
          </table:table-cell>
          <table:table-cell office:value-type="float" office:value="2790.88" calcext:value-type="float">
            <text:p>2790.88</text:p>
          </table:table-cell>
          <table:table-cell office:value-type="float" office:value="35507.74" calcext:value-type="float">
            <text:p>35507.74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3-25" calcext:value-type="date">
            <text:p>2025-03-25</text:p>
          </table:table-cell>
          <table:table-cell office:value-type="float" office:value="37780.54" calcext:value-type="float">
            <text:p>37780.54</text:p>
          </table:table-cell>
          <table:table-cell office:value-type="float" office:value="2797.52" calcext:value-type="float">
            <text:p>2797.52</text:p>
          </table:table-cell>
          <table:table-cell office:value-type="float" office:value="35649.12" calcext:value-type="float">
            <text:p>35649.12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3-26" calcext:value-type="date">
            <text:p>2025-03-26</text:p>
          </table:table-cell>
          <table:table-cell office:value-type="float" office:value="38027.29" calcext:value-type="float">
            <text:p>38027.29</text:p>
          </table:table-cell>
          <table:table-cell office:value-type="float" office:value="2812.89" calcext:value-type="float">
            <text:p>2812.89</text:p>
          </table:table-cell>
          <table:table-cell office:value-type="float" office:value="35757.01" calcext:value-type="float">
            <text:p>35757.0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3-27" calcext:value-type="date">
            <text:p>2025-03-27</text:p>
          </table:table-cell>
          <table:table-cell office:value-type="float" office:value="37799.97" calcext:value-type="float">
            <text:p>37799.97</text:p>
          </table:table-cell>
          <table:table-cell office:value-type="float" office:value="2815.47" calcext:value-type="float">
            <text:p>2815.47</text:p>
          </table:table-cell>
          <table:table-cell office:value-type="float" office:value="35836.16" calcext:value-type="float">
            <text:p>35836.1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3-28" calcext:value-type="date">
            <text:p>2025-03-28</text:p>
          </table:table-cell>
          <table:table-cell office:value-type="float" office:value="37120.33" calcext:value-type="float">
            <text:p>37120.33</text:p>
          </table:table-cell>
          <table:table-cell office:value-type="float" office:value="2757.25" calcext:value-type="float">
            <text:p>2757.25</text:p>
          </table:table-cell>
          <table:table-cell office:value-type="float" office:value="35178.04" calcext:value-type="float">
            <text:p>35178.04</text:p>
          </table:table-cell>
          <table:table-cell table:style-name="ce9" table:number-columns-repeated="16380"/>
        </table:table-row>
        <table:table-row table:style-name="ro1">
          <table:table-cell table:style-name="ce2" office:value-type="date" office:date-value="2025-03-31" calcext:value-type="date">
            <text:p>2025-03-31</text:p>
          </table:table-cell>
          <table:table-cell table:style-name="ce6" office:value-type="float" office:value="35617.56" calcext:value-type="float">
            <text:p>35617.56</text:p>
          </table:table-cell>
          <table:table-cell office:value-type="float" office:value="2658.73" calcext:value-type="float">
            <text:p>2658.73</text:p>
          </table:table-cell>
          <table:table-cell office:value-type="float" office:value="34036.32" calcext:value-type="float">
            <text:p>34036.32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01" calcext:value-type="date">
            <text:p>2025-04-01</text:p>
          </table:table-cell>
          <table:table-cell office:value-type="float" office:value="35624.48" calcext:value-type="float">
            <text:p>35624.48</text:p>
          </table:table-cell>
          <table:table-cell office:value-type="float" office:value="2661.73" calcext:value-type="float">
            <text:p>2661.73</text:p>
          </table:table-cell>
          <table:table-cell office:value-type="float" office:value="34057.26" calcext:value-type="float">
            <text:p>34057.2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02" calcext:value-type="date">
            <text:p>2025-04-02</text:p>
          </table:table-cell>
          <table:table-cell office:value-type="float" office:value="35725.87" calcext:value-type="float">
            <text:p>35725.87</text:p>
          </table:table-cell>
          <table:table-cell office:value-type="float" office:value="2650.29" calcext:value-type="float">
            <text:p>2650.29</text:p>
          </table:table-cell>
          <table:table-cell office:value-type="float" office:value="33829.17" calcext:value-type="float">
            <text:p>33829.1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03" calcext:value-type="date">
            <text:p>2025-04-03</text:p>
          </table:table-cell>
          <table:table-cell office:value-type="float" office:value="34735.93" calcext:value-type="float">
            <text:p>34735.93</text:p>
          </table:table-cell>
          <table:table-cell office:value-type="float" office:value="2568.61" calcext:value-type="float">
            <text:p>2568.61</text:p>
          </table:table-cell>
          <table:table-cell office:value-type="float" office:value="33080.72" calcext:value-type="float">
            <text:p>33080.72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04" calcext:value-type="date">
            <text:p>2025-04-04</text:p>
          </table:table-cell>
          <table:table-cell office:value-type="float" office:value="33780.58" calcext:value-type="float">
            <text:p>33780.58</text:p>
          </table:table-cell>
          <table:table-cell office:value-type="float" office:value="2482.06" calcext:value-type="float">
            <text:p>2482.06</text:p>
          </table:table-cell>
          <table:table-cell office:value-type="float" office:value="32227.08" calcext:value-type="float">
            <text:p>32227.08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07" calcext:value-type="date">
            <text:p>2025-04-07</text:p>
          </table:table-cell>
          <table:table-cell office:value-type="float" office:value="31136.58" calcext:value-type="float">
            <text:p>31136.58</text:p>
          </table:table-cell>
          <table:table-cell office:value-type="float" office:value="2288.66" calcext:value-type="float">
            <text:p>2288.66</text:p>
          </table:table-cell>
          <table:table-cell office:value-type="float" office:value="29851.46" calcext:value-type="float">
            <text:p>29851.4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08" calcext:value-type="date">
            <text:p>2025-04-08</text:p>
          </table:table-cell>
          <table:table-cell office:value-type="float" office:value="33012.58" calcext:value-type="float">
            <text:p>33012.58</text:p>
          </table:table-cell>
          <table:table-cell office:value-type="float" office:value="2432.02" calcext:value-type="float">
            <text:p>2432.02</text:p>
          </table:table-cell>
          <table:table-cell office:value-type="float" office:value="31384.57" calcext:value-type="float">
            <text:p>31384.5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09" calcext:value-type="date">
            <text:p>2025-04-09</text:p>
          </table:table-cell>
          <table:table-cell office:value-type="float" office:value="31714.03" calcext:value-type="float">
            <text:p>31714.03</text:p>
          </table:table-cell>
          <table:table-cell office:value-type="float" office:value="2395.24" calcext:value-type="float">
            <text:p>2395.24</text:p>
          </table:table-cell>
          <table:table-cell office:value-type="float" office:value="30505.57" calcext:value-type="float">
            <text:p>30505.5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10" calcext:value-type="date">
            <text:p>2025-04-10</text:p>
          </table:table-cell>
          <table:table-cell office:value-type="float" office:value="34609" calcext:value-type="float">
            <text:p>34609.00</text:p>
          </table:table-cell>
          <table:table-cell office:value-type="float" office:value="2539.4" calcext:value-type="float">
            <text:p>2539.40</text:p>
          </table:table-cell>
          <table:table-cell office:value-type="float" office:value="32714.87" calcext:value-type="float">
            <text:p>32714.8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11" calcext:value-type="date">
            <text:p>2025-04-11</text:p>
          </table:table-cell>
          <table:table-cell office:value-type="float" office:value="33585.58" calcext:value-type="float">
            <text:p>33585.58</text:p>
          </table:table-cell>
          <table:table-cell office:value-type="float" office:value="2466.91" calcext:value-type="float">
            <text:p>2466.91</text:p>
          </table:table-cell>
          <table:table-cell office:value-type="float" office:value="32062.72" calcext:value-type="float">
            <text:p>32062.72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14" calcext:value-type="date">
            <text:p>2025-04-14</text:p>
          </table:table-cell>
          <table:table-cell office:value-type="float" office:value="33982.36" calcext:value-type="float">
            <text:p>33982.36</text:p>
          </table:table-cell>
          <table:table-cell office:value-type="float" office:value="2488.51" calcext:value-type="float">
            <text:p>2488.51</text:p>
          </table:table-cell>
          <table:table-cell office:value-type="float" office:value="32378.03" calcext:value-type="float">
            <text:p>32378.0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15" calcext:value-type="date">
            <text:p>2025-04-15</text:p>
          </table:table-cell>
          <table:table-cell office:value-type="float" office:value="34267.54" calcext:value-type="float">
            <text:p>34267.54</text:p>
          </table:table-cell>
          <table:table-cell office:value-type="float" office:value="2513.35" calcext:value-type="float">
            <text:p>2513.35</text:p>
          </table:table-cell>
          <table:table-cell office:value-type="float" office:value="32510.88" calcext:value-type="float">
            <text:p>32510.88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16" calcext:value-type="date">
            <text:p>2025-04-16</text:p>
          </table:table-cell>
          <table:table-cell office:value-type="float" office:value="33920.4" calcext:value-type="float">
            <text:p>33920.40</text:p>
          </table:table-cell>
          <table:table-cell office:value-type="float" office:value="2498.03" calcext:value-type="float">
            <text:p>2498.03</text:p>
          </table:table-cell>
          <table:table-cell office:value-type="float" office:value="32397.16" calcext:value-type="float">
            <text:p>32397.1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17" calcext:value-type="date">
            <text:p>2025-04-17</text:p>
          </table:table-cell>
          <table:table-cell office:value-type="float" office:value="34377.6" calcext:value-type="float">
            <text:p>34377.60</text:p>
          </table:table-cell>
          <table:table-cell office:value-type="float" office:value="2530.23" calcext:value-type="float">
            <text:p>2530.23</text:p>
          </table:table-cell>
          <table:table-cell office:value-type="float" office:value="32767.41" calcext:value-type="float">
            <text:p>32767.4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18" calcext:value-type="date">
            <text:p>2025-04-18</text:p>
          </table:table-cell>
          <table:table-cell office:value-type="float" office:value="34730.28" calcext:value-type="float">
            <text:p>34730.28</text:p>
          </table:table-cell>
          <table:table-cell office:value-type="float" office:value="2559.15" calcext:value-type="float">
            <text:p>2559.15</text:p>
          </table:table-cell>
          <table:table-cell office:value-type="float" office:value="33159.23" calcext:value-type="float">
            <text:p>33159.2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21" calcext:value-type="date">
            <text:p>2025-04-21</text:p>
          </table:table-cell>
          <table:table-cell office:value-type="float" office:value="34279.92" calcext:value-type="float">
            <text:p>34279.92</text:p>
          </table:table-cell>
          <table:table-cell office:value-type="float" office:value="2528.93" calcext:value-type="float">
            <text:p>2528.93</text:p>
          </table:table-cell>
          <table:table-cell office:value-type="float" office:value="32858.4" calcext:value-type="float">
            <text:p>32858.40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22" calcext:value-type="date">
            <text:p>2025-04-22</text:p>
          </table:table-cell>
          <table:table-cell office:value-type="float" office:value="34220.6" calcext:value-type="float">
            <text:p>34220.60</text:p>
          </table:table-cell>
          <table:table-cell office:value-type="float" office:value="2532.12" calcext:value-type="float">
            <text:p>2532.12</text:p>
          </table:table-cell>
          <table:table-cell office:value-type="float" office:value="32961.72" calcext:value-type="float">
            <text:p>32961.72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23" calcext:value-type="date">
            <text:p>2025-04-23</text:p>
          </table:table-cell>
          <table:table-cell office:value-type="float" office:value="34868.63" calcext:value-type="float">
            <text:p>34868.63</text:p>
          </table:table-cell>
          <table:table-cell office:value-type="float" office:value="2584.32" calcext:value-type="float">
            <text:p>2584.32</text:p>
          </table:table-cell>
          <table:table-cell office:value-type="float" office:value="33456.87" calcext:value-type="float">
            <text:p>33456.8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24" calcext:value-type="date">
            <text:p>2025-04-24</text:p>
          </table:table-cell>
          <table:table-cell office:value-type="float" office:value="35039.15" calcext:value-type="float">
            <text:p>35039.15</text:p>
          </table:table-cell>
          <table:table-cell office:value-type="float" office:value="2592.56" calcext:value-type="float">
            <text:p>2592.56</text:p>
          </table:table-cell>
          <table:table-cell office:value-type="float" office:value="33313.01" calcext:value-type="float">
            <text:p>33313.0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25" calcext:value-type="date">
            <text:p>2025-04-25</text:p>
          </table:table-cell>
          <table:table-cell office:value-type="float" office:value="35705.74" calcext:value-type="float">
            <text:p>35705.74</text:p>
          </table:table-cell>
          <table:table-cell office:value-type="float" office:value="2628.03" calcext:value-type="float">
            <text:p>2628.03</text:p>
          </table:table-cell>
          <table:table-cell office:value-type="float" office:value="33666.74" calcext:value-type="float">
            <text:p>33666.74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28" calcext:value-type="date">
            <text:p>2025-04-28</text:p>
          </table:table-cell>
          <table:table-cell office:value-type="float" office:value="35839.99" calcext:value-type="float">
            <text:p>35839.99</text:p>
          </table:table-cell>
          <table:table-cell office:value-type="float" office:value="2650.61" calcext:value-type="float">
            <text:p>2650.61</text:p>
          </table:table-cell>
          <table:table-cell office:value-type="float" office:value="33666.74" calcext:value-type="float">
            <text:p>33666.74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30" calcext:value-type="date">
            <text:p>2025-04-30</text:p>
          </table:table-cell>
          <table:table-cell office:value-type="float" office:value="36045.38" calcext:value-type="float">
            <text:p>36045.38</text:p>
          </table:table-cell>
          <table:table-cell office:value-type="float" office:value="2667.29" calcext:value-type="float">
            <text:p>2667.29</text:p>
          </table:table-cell>
          <table:table-cell office:value-type="float" office:value="34112.59" calcext:value-type="float">
            <text:p>34112.5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01" calcext:value-type="date">
            <text:p>2025-05-01</text:p>
          </table:table-cell>
          <table:table-cell office:value-type="float" office:value="36452.3" calcext:value-type="float">
            <text:p>36452.30</text:p>
          </table:table-cell>
          <table:table-cell office:value-type="float" office:value="2679.44" calcext:value-type="float">
            <text:p>2679.44</text:p>
          </table:table-cell>
          <table:table-cell office:value-type="float" office:value="34248.66" calcext:value-type="float">
            <text:p>34248.6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02" calcext:value-type="date">
            <text:p>2025-05-02</text:p>
          </table:table-cell>
          <table:table-cell office:value-type="float" office:value="36830.69" calcext:value-type="float">
            <text:p>36830.69</text:p>
          </table:table-cell>
          <table:table-cell office:value-type="float" office:value="2687.78" calcext:value-type="float">
            <text:p>2687.78</text:p>
          </table:table-cell>
          <table:table-cell office:value-type="float" office:value="34355.27" calcext:value-type="float">
            <text:p>34355.2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07" calcext:value-type="date">
            <text:p>2025-05-07</text:p>
          </table:table-cell>
          <table:table-cell office:value-type="float" office:value="36779.66" calcext:value-type="float">
            <text:p>36779.66</text:p>
          </table:table-cell>
          <table:table-cell office:value-type="float" office:value="2696.16" calcext:value-type="float">
            <text:p>2696.16</text:p>
          </table:table-cell>
          <table:table-cell office:value-type="float" office:value="34407.96" calcext:value-type="float">
            <text:p>34407.9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08" calcext:value-type="date">
            <text:p>2025-05-08</text:p>
          </table:table-cell>
          <table:table-cell office:value-type="float" office:value="36928.63" calcext:value-type="float">
            <text:p>36928.63</text:p>
          </table:table-cell>
          <table:table-cell office:value-type="float" office:value="2698.72" calcext:value-type="float">
            <text:p>2698.72</text:p>
          </table:table-cell>
          <table:table-cell office:value-type="float" office:value="34545.7" calcext:value-type="float">
            <text:p>34545.70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09" calcext:value-type="date">
            <text:p>2025-05-09</text:p>
          </table:table-cell>
          <table:table-cell office:value-type="float" office:value="37503.33" calcext:value-type="float">
            <text:p>37503.33</text:p>
          </table:table-cell>
          <table:table-cell office:value-type="float" office:value="2733.49" calcext:value-type="float">
            <text:p>2733.49</text:p>
          </table:table-cell>
          <table:table-cell office:value-type="float" office:value="34978.94" calcext:value-type="float">
            <text:p>34978.94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12" calcext:value-type="date">
            <text:p>2025-05-12</text:p>
          </table:table-cell>
          <table:table-cell office:value-type="float" office:value="37644.26" calcext:value-type="float">
            <text:p>37644.26</text:p>
          </table:table-cell>
          <table:table-cell office:value-type="float" office:value="2742.08" calcext:value-type="float">
            <text:p>2742.08</text:p>
          </table:table-cell>
          <table:table-cell office:value-type="float" office:value="35139.44" calcext:value-type="float">
            <text:p>35139.44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13" calcext:value-type="date">
            <text:p>2025-05-13</text:p>
          </table:table-cell>
          <table:table-cell office:value-type="float" office:value="38183.26" calcext:value-type="float">
            <text:p>38183.26</text:p>
          </table:table-cell>
          <table:table-cell office:value-type="float" office:value="2772.14" calcext:value-type="float">
            <text:p>2772.14</text:p>
          </table:table-cell>
          <table:table-cell office:value-type="float" office:value="35315.36" calcext:value-type="float">
            <text:p>35315.3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14" calcext:value-type="date">
            <text:p>2025-05-14</text:p>
          </table:table-cell>
          <table:table-cell office:value-type="float" office:value="38128.13" calcext:value-type="float">
            <text:p>38128.13</text:p>
          </table:table-cell>
          <table:table-cell office:value-type="float" office:value="2763.29" calcext:value-type="float">
            <text:p>2763.29</text:p>
          </table:table-cell>
          <table:table-cell office:value-type="float" office:value="35115.73" calcext:value-type="float">
            <text:p>35115.7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15" calcext:value-type="date">
            <text:p>2025-05-15</text:p>
          </table:table-cell>
          <table:table-cell office:value-type="float" office:value="37755.51" calcext:value-type="float">
            <text:p>37755.51</text:p>
          </table:table-cell>
          <table:table-cell office:value-type="float" office:value="2738.96" calcext:value-type="float">
            <text:p>2738.96</text:p>
          </table:table-cell>
          <table:table-cell office:value-type="float" office:value="34919.99" calcext:value-type="float">
            <text:p>34919.9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16" calcext:value-type="date">
            <text:p>2025-05-16</text:p>
          </table:table-cell>
          <table:table-cell office:value-type="float" office:value="37753.72" calcext:value-type="float">
            <text:p>37753.72</text:p>
          </table:table-cell>
          <table:table-cell office:value-type="float" office:value="2740.45" calcext:value-type="float">
            <text:p>2740.45</text:p>
          </table:table-cell>
          <table:table-cell office:value-type="float" office:value="35035.84" calcext:value-type="float">
            <text:p>35035.84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19" calcext:value-type="date">
            <text:p>2025-05-19</text:p>
          </table:table-cell>
          <table:table-cell office:value-type="float" office:value="37498.63" calcext:value-type="float">
            <text:p>37498.63</text:p>
          </table:table-cell>
          <table:table-cell office:value-type="float" office:value="2738.39" calcext:value-type="float">
            <text:p>2738.39</text:p>
          </table:table-cell>
          <table:table-cell office:value-type="float" office:value="34968.84" calcext:value-type="float">
            <text:p>34968.84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20" calcext:value-type="date">
            <text:p>2025-05-20</text:p>
          </table:table-cell>
          <table:table-cell office:value-type="float" office:value="37529.49" calcext:value-type="float">
            <text:p>37529.49</text:p>
          </table:table-cell>
          <table:table-cell office:value-type="float" office:value="2738.83" calcext:value-type="float">
            <text:p>2738.83</text:p>
          </table:table-cell>
          <table:table-cell office:value-type="float" office:value="34835.92" calcext:value-type="float">
            <text:p>34835.92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21" calcext:value-type="date">
            <text:p>2025-05-21</text:p>
          </table:table-cell>
          <table:table-cell office:value-type="float" office:value="37298.98" calcext:value-type="float">
            <text:p>37298.98</text:p>
          </table:table-cell>
          <table:table-cell office:value-type="float" office:value="2732.88" calcext:value-type="float">
            <text:p>2732.88</text:p>
          </table:table-cell>
          <table:table-cell office:value-type="float" office:value="34858.89" calcext:value-type="float">
            <text:p>34858.8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22" calcext:value-type="date">
            <text:p>2025-05-22</text:p>
          </table:table-cell>
          <table:table-cell office:value-type="float" office:value="36985.87" calcext:value-type="float">
            <text:p>36985.87</text:p>
          </table:table-cell>
          <table:table-cell office:value-type="float" office:value="2717.09" calcext:value-type="float">
            <text:p>2717.09</text:p>
          </table:table-cell>
          <table:table-cell office:value-type="float" office:value="34723.39" calcext:value-type="float">
            <text:p>34723.3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23" calcext:value-type="date">
            <text:p>2025-05-23</text:p>
          </table:table-cell>
          <table:table-cell office:value-type="float" office:value="37160.47" calcext:value-type="float">
            <text:p>37160.47</text:p>
          </table:table-cell>
          <table:table-cell office:value-type="float" office:value="2735.52" calcext:value-type="float">
            <text:p>2735.52</text:p>
          </table:table-cell>
          <table:table-cell office:value-type="float" office:value="34912.71" calcext:value-type="float">
            <text:p>34912.7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26" calcext:value-type="date">
            <text:p>2025-05-26</text:p>
          </table:table-cell>
          <table:table-cell office:value-type="float" office:value="37531.53" calcext:value-type="float">
            <text:p>37531.53</text:p>
          </table:table-cell>
          <table:table-cell office:value-type="float" office:value="2751.91" calcext:value-type="float">
            <text:p>2751.91</text:p>
          </table:table-cell>
          <table:table-cell office:value-type="float" office:value="35096.51" calcext:value-type="float">
            <text:p>35096.5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27" calcext:value-type="date">
            <text:p>2025-05-27</text:p>
          </table:table-cell>
          <table:table-cell office:value-type="float" office:value="37724.11" calcext:value-type="float">
            <text:p>37724.11</text:p>
          </table:table-cell>
          <table:table-cell office:value-type="float" office:value="2769.49" calcext:value-type="float">
            <text:p>2769.49</text:p>
          </table:table-cell>
          <table:table-cell office:value-type="float" office:value="35262.7" calcext:value-type="float">
            <text:p>35262.70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28" calcext:value-type="date">
            <text:p>2025-05-28</text:p>
          </table:table-cell>
          <table:table-cell office:value-type="float" office:value="37722.4" calcext:value-type="float">
            <text:p>37722.40</text:p>
          </table:table-cell>
          <table:table-cell office:value-type="float" office:value="2769.51" calcext:value-type="float">
            <text:p>2769.51</text:p>
          </table:table-cell>
          <table:table-cell office:value-type="float" office:value="35253.6" calcext:value-type="float">
            <text:p>35253.60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29" calcext:value-type="date">
            <text:p>2025-05-29</text:p>
          </table:table-cell>
          <table:table-cell office:value-type="float" office:value="38432.98" calcext:value-type="float">
            <text:p>38432.98</text:p>
          </table:table-cell>
          <table:table-cell office:value-type="float" office:value="2812.02" calcext:value-type="float">
            <text:p>2812.02</text:p>
          </table:table-cell>
          <table:table-cell office:value-type="float" office:value="35554.89" calcext:value-type="float">
            <text:p>35554.8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30" calcext:value-type="date">
            <text:p>2025-05-30</text:p>
          </table:table-cell>
          <table:table-cell office:value-type="float" office:value="37965.1" calcext:value-type="float">
            <text:p>37965.10</text:p>
          </table:table-cell>
          <table:table-cell office:value-type="float" office:value="2801.57" calcext:value-type="float">
            <text:p>2801.57</text:p>
          </table:table-cell>
          <table:table-cell office:value-type="float" office:value="35564.81" calcext:value-type="float">
            <text:p>35564.8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02" calcext:value-type="date">
            <text:p>2025-06-02</text:p>
          </table:table-cell>
          <table:table-cell office:value-type="float" office:value="37470.67" calcext:value-type="float">
            <text:p>37470.67</text:p>
          </table:table-cell>
          <table:table-cell office:value-type="float" office:value="2777.29" calcext:value-type="float">
            <text:p>2777.29</text:p>
          </table:table-cell>
          <table:table-cell office:value-type="float" office:value="35371.51" calcext:value-type="float">
            <text:p>35371.5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03" calcext:value-type="date">
            <text:p>2025-06-03</text:p>
          </table:table-cell>
          <table:table-cell office:value-type="float" office:value="37446.81" calcext:value-type="float">
            <text:p>37446.81</text:p>
          </table:table-cell>
          <table:table-cell office:value-type="float" office:value="2771.11" calcext:value-type="float">
            <text:p>2771.11</text:p>
          </table:table-cell>
          <table:table-cell office:value-type="float" office:value="35366.47" calcext:value-type="float">
            <text:p>35366.4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04" calcext:value-type="date">
            <text:p>2025-06-04</text:p>
          </table:table-cell>
          <table:table-cell office:value-type="float" office:value="37747.45" calcext:value-type="float">
            <text:p>37747.45</text:p>
          </table:table-cell>
          <table:table-cell office:value-type="float" office:value="2785.13" calcext:value-type="float">
            <text:p>2785.13</text:p>
          </table:table-cell>
          <table:table-cell office:value-type="float" office:value="35512.59" calcext:value-type="float">
            <text:p>35512.5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05" calcext:value-type="date">
            <text:p>2025-06-05</text:p>
          </table:table-cell>
          <table:table-cell office:value-type="float" office:value="37554.49" calcext:value-type="float">
            <text:p>37554.49</text:p>
          </table:table-cell>
          <table:table-cell office:value-type="float" office:value="2756.47" calcext:value-type="float">
            <text:p>2756.47</text:p>
          </table:table-cell>
          <table:table-cell office:value-type="float" office:value="35227.21" calcext:value-type="float">
            <text:p>35227.2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06" calcext:value-type="date">
            <text:p>2025-06-06</text:p>
          </table:table-cell>
          <table:table-cell office:value-type="float" office:value="37741.61" calcext:value-type="float">
            <text:p>37741.61</text:p>
          </table:table-cell>
          <table:table-cell office:value-type="float" office:value="2769.33" calcext:value-type="float">
            <text:p>2769.33</text:p>
          </table:table-cell>
          <table:table-cell office:value-type="float" office:value="35338.56" calcext:value-type="float">
            <text:p>35338.5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09" calcext:value-type="date">
            <text:p>2025-06-09</text:p>
          </table:table-cell>
          <table:table-cell office:value-type="float" office:value="38088.57" calcext:value-type="float">
            <text:p>38088.57</text:p>
          </table:table-cell>
          <table:table-cell office:value-type="float" office:value="2785.41" calcext:value-type="float">
            <text:p>2785.41</text:p>
          </table:table-cell>
          <table:table-cell office:value-type="float" office:value="35495.56" calcext:value-type="float">
            <text:p>35495.5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10" calcext:value-type="date">
            <text:p>2025-06-10</text:p>
          </table:table-cell>
          <table:table-cell office:value-type="float" office:value="38211.51" calcext:value-type="float">
            <text:p>38211.51</text:p>
          </table:table-cell>
          <table:table-cell office:value-type="float" office:value="2786.24" calcext:value-type="float">
            <text:p>2786.24</text:p>
          </table:table-cell>
          <table:table-cell office:value-type="float" office:value="35557.18" calcext:value-type="float">
            <text:p>35557.18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11" calcext:value-type="date">
            <text:p>2025-06-11</text:p>
          </table:table-cell>
          <table:table-cell office:value-type="float" office:value="38421.19" calcext:value-type="float">
            <text:p>38421.19</text:p>
          </table:table-cell>
          <table:table-cell office:value-type="float" office:value="2788.72" calcext:value-type="float">
            <text:p>2788.72</text:p>
          </table:table-cell>
          <table:table-cell office:value-type="float" office:value="35696.63" calcext:value-type="float">
            <text:p>35696.6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12" calcext:value-type="date">
            <text:p>2025-06-12</text:p>
          </table:table-cell>
          <table:table-cell office:value-type="float" office:value="38173.09" calcext:value-type="float">
            <text:p>38173.09</text:p>
          </table:table-cell>
          <table:table-cell office:value-type="float" office:value="2782.97" calcext:value-type="float">
            <text:p>2782.97</text:p>
          </table:table-cell>
          <table:table-cell office:value-type="float" office:value="35623.59" calcext:value-type="float">
            <text:p>35623.5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13" calcext:value-type="date">
            <text:p>2025-06-13</text:p>
          </table:table-cell>
          <table:table-cell office:value-type="float" office:value="37834.25" calcext:value-type="float">
            <text:p>37834.25</text:p>
          </table:table-cell>
          <table:table-cell office:value-type="float" office:value="2756.47" calcext:value-type="float">
            <text:p>2756.47</text:p>
          </table:table-cell>
          <table:table-cell office:value-type="float" office:value="35361.62" calcext:value-type="float">
            <text:p>35361.62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16" calcext:value-type="date">
            <text:p>2025-06-16</text:p>
          </table:table-cell>
          <table:table-cell office:value-type="float" office:value="38311.33" calcext:value-type="float">
            <text:p>38311.33</text:p>
          </table:table-cell>
          <table:table-cell office:value-type="float" office:value="2777.13" calcext:value-type="float">
            <text:p>2777.13</text:p>
          </table:table-cell>
          <table:table-cell office:value-type="float" office:value="35633.26" calcext:value-type="float">
            <text:p>35633.2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17" calcext:value-type="date">
            <text:p>2025-06-17</text:p>
          </table:table-cell>
          <table:table-cell office:value-type="float" office:value="38536.74" calcext:value-type="float">
            <text:p>38536.74</text:p>
          </table:table-cell>
          <table:table-cell office:value-type="float" office:value="2786.95" calcext:value-type="float">
            <text:p>2786.95</text:p>
          </table:table-cell>
          <table:table-cell office:value-type="float" office:value="35790.83" calcext:value-type="float">
            <text:p>35790.8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18" calcext:value-type="date">
            <text:p>2025-06-18</text:p>
          </table:table-cell>
          <table:table-cell office:value-type="float" office:value="38885.15" calcext:value-type="float">
            <text:p>38885.15</text:p>
          </table:table-cell>
          <table:table-cell office:value-type="float" office:value="2808.35" calcext:value-type="float">
            <text:p>2808.35</text:p>
          </table:table-cell>
          <table:table-cell office:value-type="float" office:value="36059.96" calcext:value-type="float">
            <text:p>36059.9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19" calcext:value-type="date">
            <text:p>2025-06-19</text:p>
          </table:table-cell>
          <table:table-cell office:value-type="float" office:value="38488.34" calcext:value-type="float">
            <text:p>38488.34</text:p>
          </table:table-cell>
          <table:table-cell office:value-type="float" office:value="2792.08" calcext:value-type="float">
            <text:p>2792.08</text:p>
          </table:table-cell>
          <table:table-cell office:value-type="float" office:value="35950.38" calcext:value-type="float">
            <text:p>35950.38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20" calcext:value-type="date">
            <text:p>2025-06-20</text:p>
          </table:table-cell>
          <table:table-cell office:value-type="float" office:value="38403.23" calcext:value-type="float">
            <text:p>38403.23</text:p>
          </table:table-cell>
          <table:table-cell office:value-type="float" office:value="2771.26" calcext:value-type="float">
            <text:p>2771.26</text:p>
          </table:table-cell>
          <table:table-cell office:value-type="float" office:value="35758.72" calcext:value-type="float">
            <text:p>35758.72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23" calcext:value-type="date">
            <text:p>2025-06-23</text:p>
          </table:table-cell>
          <table:table-cell office:value-type="float" office:value="38354.09" calcext:value-type="float">
            <text:p>38354.09</text:p>
          </table:table-cell>
          <table:table-cell office:value-type="float" office:value="2761.18" calcext:value-type="float">
            <text:p>2761.18</text:p>
          </table:table-cell>
          <table:table-cell office:value-type="float" office:value="35643.03" calcext:value-type="float">
            <text:p>35643.0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24" calcext:value-type="date">
            <text:p>2025-06-24</text:p>
          </table:table-cell>
          <table:table-cell office:value-type="float" office:value="38790.56" calcext:value-type="float">
            <text:p>38790.56</text:p>
          </table:table-cell>
          <table:table-cell office:value-type="float" office:value="2781.35" calcext:value-type="float">
            <text:p>2781.35</text:p>
          </table:table-cell>
          <table:table-cell office:value-type="float" office:value="35820.54" calcext:value-type="float">
            <text:p>35820.54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25" calcext:value-type="date">
            <text:p>2025-06-25</text:p>
          </table:table-cell>
          <table:table-cell office:value-type="float" office:value="38942.07" calcext:value-type="float">
            <text:p>38942.07</text:p>
          </table:table-cell>
          <table:table-cell office:value-type="float" office:value="2782.24" calcext:value-type="float">
            <text:p>2782.24</text:p>
          </table:table-cell>
          <table:table-cell office:value-type="float" office:value="35840.2" calcext:value-type="float">
            <text:p>35840.20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26" calcext:value-type="date">
            <text:p>2025-06-26</text:p>
          </table:table-cell>
          <table:table-cell office:value-type="float" office:value="39584.58" calcext:value-type="float">
            <text:p>39584.58</text:p>
          </table:table-cell>
          <table:table-cell office:value-type="float" office:value="2804.69" calcext:value-type="float">
            <text:p>2804.69</text:p>
          </table:table-cell>
          <table:table-cell office:value-type="float" office:value="36100.24" calcext:value-type="float">
            <text:p>36100.24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27" calcext:value-type="date">
            <text:p>2025-06-27</text:p>
          </table:table-cell>
          <table:table-cell office:value-type="float" office:value="40150.79" calcext:value-type="float">
            <text:p>40150.79</text:p>
          </table:table-cell>
          <table:table-cell office:value-type="float" office:value="2840.54" calcext:value-type="float">
            <text:p>2840.54</text:p>
          </table:table-cell>
          <table:table-cell office:value-type="float" office:value="36412.31" calcext:value-type="float">
            <text:p>36412.3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30" calcext:value-type="date">
            <text:p>2025-06-30</text:p>
          </table:table-cell>
          <table:table-cell office:value-type="float" office:value="40487.39" calcext:value-type="float">
            <text:p>40487.39</text:p>
          </table:table-cell>
          <table:table-cell office:value-type="float" office:value="2852.84" calcext:value-type="float">
            <text:p>2852.84</text:p>
          </table:table-cell>
          <table:table-cell office:value-type="float" office:value="36616.27" calcext:value-type="float">
            <text:p>36616.2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01" calcext:value-type="date">
            <text:p>2025-07-01</text:p>
          </table:table-cell>
          <table:table-cell office:value-type="float" office:value="39986.33" calcext:value-type="float">
            <text:p>39986.33</text:p>
          </table:table-cell>
          <table:table-cell office:value-type="float" office:value="2832.07" calcext:value-type="float">
            <text:p>2832.07</text:p>
          </table:table-cell>
          <table:table-cell office:value-type="float" office:value="36470.07" calcext:value-type="float">
            <text:p>36470.0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02" calcext:value-type="date">
            <text:p>2025-07-02</text:p>
          </table:table-cell>
          <table:table-cell office:value-type="float" office:value="39762.48" calcext:value-type="float">
            <text:p>39762.48</text:p>
          </table:table-cell>
          <table:table-cell office:value-type="float" office:value="2826.04" calcext:value-type="float">
            <text:p>2826.04</text:p>
          </table:table-cell>
          <table:table-cell office:value-type="float" office:value="36419.78" calcext:value-type="float">
            <text:p>36419.78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03" calcext:value-type="date">
            <text:p>2025-07-03</text:p>
          </table:table-cell>
          <table:table-cell office:value-type="float" office:value="39785.9" calcext:value-type="float">
            <text:p>39785.90</text:p>
          </table:table-cell>
          <table:table-cell office:value-type="float" office:value="2828.99" calcext:value-type="float">
            <text:p>2828.99</text:p>
          </table:table-cell>
          <table:table-cell office:value-type="float" office:value="36461.17" calcext:value-type="float">
            <text:p>36461.1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04" calcext:value-type="date">
            <text:p>2025-07-04</text:p>
          </table:table-cell>
          <table:table-cell office:value-type="float" office:value="39810.88" calcext:value-type="float">
            <text:p>39810.88</text:p>
          </table:table-cell>
          <table:table-cell office:value-type="float" office:value="2827.95" calcext:value-type="float">
            <text:p>2827.95</text:p>
          </table:table-cell>
          <table:table-cell office:value-type="float" office:value="36420.23" calcext:value-type="float">
            <text:p>36420.2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07" calcext:value-type="date">
            <text:p>2025-07-07</text:p>
          </table:table-cell>
          <table:table-cell office:value-type="float" office:value="39587.68" calcext:value-type="float">
            <text:p>39587.68</text:p>
          </table:table-cell>
          <table:table-cell office:value-type="float" office:value="2811.72" calcext:value-type="float">
            <text:p>2811.72</text:p>
          </table:table-cell>
          <table:table-cell office:value-type="float" office:value="36234.16" calcext:value-type="float">
            <text:p>36234.1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08" calcext:value-type="date">
            <text:p>2025-07-08</text:p>
          </table:table-cell>
          <table:table-cell office:value-type="float" office:value="39688.81" calcext:value-type="float">
            <text:p>39688.81</text:p>
          </table:table-cell>
          <table:table-cell office:value-type="float" office:value="2816.54" calcext:value-type="float">
            <text:p>2816.54</text:p>
          </table:table-cell>
          <table:table-cell office:value-type="float" office:value="36324.37" calcext:value-type="float">
            <text:p>36324.3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09" calcext:value-type="date">
            <text:p>2025-07-09</text:p>
          </table:table-cell>
          <table:table-cell office:value-type="float" office:value="39821.28" calcext:value-type="float">
            <text:p>39821.28</text:p>
          </table:table-cell>
          <table:table-cell office:value-type="float" office:value="2828.16" calcext:value-type="float">
            <text:p>2828.16</text:p>
          </table:table-cell>
          <table:table-cell office:value-type="float" office:value="36508.3" calcext:value-type="float">
            <text:p>36508.30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10" calcext:value-type="date">
            <text:p>2025-07-10</text:p>
          </table:table-cell>
          <table:table-cell office:value-type="float" office:value="39646.36" calcext:value-type="float">
            <text:p>39646.36</text:p>
          </table:table-cell>
          <table:table-cell office:value-type="float" office:value="2812.34" calcext:value-type="float">
            <text:p>2812.34</text:p>
          </table:table-cell>
          <table:table-cell office:value-type="float" office:value="36325.23" calcext:value-type="float">
            <text:p>36325.2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11" calcext:value-type="date">
            <text:p>2025-07-11</text:p>
          </table:table-cell>
          <table:table-cell office:value-type="float" office:value="39569.68" calcext:value-type="float">
            <text:p>39569.68</text:p>
          </table:table-cell>
          <table:table-cell office:value-type="float" office:value="2823.24" calcext:value-type="float">
            <text:p>2823.24</text:p>
          </table:table-cell>
          <table:table-cell office:value-type="float" office:value="36466.77" calcext:value-type="float">
            <text:p>36466.7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14" calcext:value-type="date">
            <text:p>2025-07-14</text:p>
          </table:table-cell>
          <table:table-cell office:value-type="float" office:value="39459.62" calcext:value-type="float">
            <text:p>39459.62</text:p>
          </table:table-cell>
          <table:table-cell office:value-type="float" office:value="2822.81" calcext:value-type="float">
            <text:p>2822.81</text:p>
          </table:table-cell>
          <table:table-cell office:value-type="float" office:value="36422.95" calcext:value-type="float">
            <text:p>36422.95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15" calcext:value-type="date">
            <text:p>2025-07-15</text:p>
          </table:table-cell>
          <table:table-cell office:value-type="float" office:value="39678.02" calcext:value-type="float">
            <text:p>39678.02</text:p>
          </table:table-cell>
          <table:table-cell office:value-type="float" office:value="2825.31" calcext:value-type="float">
            <text:p>2825.31</text:p>
          </table:table-cell>
          <table:table-cell office:value-type="float" office:value="36428.51" calcext:value-type="float">
            <text:p>36428.5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16" calcext:value-type="date">
            <text:p>2025-07-16</text:p>
          </table:table-cell>
          <table:table-cell office:value-type="float" office:value="39663.4" calcext:value-type="float">
            <text:p>39663.40</text:p>
          </table:table-cell>
          <table:table-cell office:value-type="float" office:value="2819.4" calcext:value-type="float">
            <text:p>2819.40</text:p>
          </table:table-cell>
          <table:table-cell office:value-type="float" office:value="36396.51" calcext:value-type="float">
            <text:p>36396.5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17" calcext:value-type="date">
            <text:p>2025-07-17</text:p>
          </table:table-cell>
          <table:table-cell office:value-type="float" office:value="39901.19" calcext:value-type="float">
            <text:p>39901.19</text:p>
          </table:table-cell>
          <table:table-cell office:value-type="float" office:value="2839.81" calcext:value-type="float">
            <text:p>2839.81</text:p>
          </table:table-cell>
          <table:table-cell office:value-type="float" office:value="36680.59" calcext:value-type="float">
            <text:p>36680.5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18" calcext:value-type="date">
            <text:p>2025-07-18</text:p>
          </table:table-cell>
          <table:table-cell office:value-type="float" office:value="39819.11" calcext:value-type="float">
            <text:p>39819.11</text:p>
          </table:table-cell>
          <table:table-cell office:value-type="float" office:value="2834.48" calcext:value-type="float">
            <text:p>2834.48</text:p>
          </table:table-cell>
          <table:table-cell office:value-type="float" office:value="36598.37" calcext:value-type="float">
            <text:p>36598.3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22" calcext:value-type="date">
            <text:p>2025-07-22</text:p>
          </table:table-cell>
          <table:table-cell office:value-type="float" office:value="39774.92" calcext:value-type="float">
            <text:p>39774.92</text:p>
          </table:table-cell>
          <table:table-cell office:value-type="float" office:value="2836.19" calcext:value-type="float">
            <text:p>2836.19</text:p>
          </table:table-cell>
          <table:table-cell office:value-type="float" office:value="36543.7" calcext:value-type="float">
            <text:p>36543.70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23" calcext:value-type="date">
            <text:p>2025-07-23</text:p>
          </table:table-cell>
          <table:table-cell office:value-type="float" office:value="41171.32" calcext:value-type="float">
            <text:p>41171.32</text:p>
          </table:table-cell>
          <table:table-cell office:value-type="float" office:value="2926.38" calcext:value-type="float">
            <text:p>2926.38</text:p>
          </table:table-cell>
          <table:table-cell office:value-type="float" office:value="37446.55" calcext:value-type="float">
            <text:p>37446.55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24" calcext:value-type="date">
            <text:p>2025-07-24</text:p>
          </table:table-cell>
          <table:table-cell office:value-type="float" office:value="41826.34" calcext:value-type="float">
            <text:p>41826.34</text:p>
          </table:table-cell>
          <table:table-cell office:value-type="float" office:value="2977.55" calcext:value-type="float">
            <text:p>2977.55</text:p>
          </table:table-cell>
          <table:table-cell office:value-type="float" office:value="37942.73" calcext:value-type="float">
            <text:p>37942.7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25" calcext:value-type="date">
            <text:p>2025-07-25</text:p>
          </table:table-cell>
          <table:table-cell office:value-type="float" office:value="41456.23" calcext:value-type="float">
            <text:p>41456.23</text:p>
          </table:table-cell>
          <table:table-cell office:value-type="float" office:value="2951.86" calcext:value-type="float">
            <text:p>2951.86</text:p>
          </table:table-cell>
          <table:table-cell office:value-type="float" office:value="37688.75" calcext:value-type="float">
            <text:p>37688.75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28" calcext:value-type="date">
            <text:p>2025-07-28</text:p>
          </table:table-cell>
          <table:table-cell office:value-type="float" office:value="40998.27" calcext:value-type="float">
            <text:p>40998.27</text:p>
          </table:table-cell>
          <table:table-cell office:value-type="float" office:value="2930.73" calcext:value-type="float">
            <text:p>2930.73</text:p>
          </table:table-cell>
          <table:table-cell office:value-type="float" office:value="37500.31" calcext:value-type="float">
            <text:p>37500.3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29" calcext:value-type="date">
            <text:p>2025-07-29</text:p>
          </table:table-cell>
          <table:table-cell office:value-type="float" office:value="40674.55" calcext:value-type="float">
            <text:p>40674.55</text:p>
          </table:table-cell>
          <table:table-cell office:value-type="float" office:value="2908.64" calcext:value-type="float">
            <text:p>2908.64</text:p>
          </table:table-cell>
          <table:table-cell office:value-type="float" office:value="37296.69" calcext:value-type="float">
            <text:p>37296.6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30" calcext:value-type="date">
            <text:p>2025-07-30</text:p>
          </table:table-cell>
          <table:table-cell office:value-type="float" office:value="40654.7" calcext:value-type="float">
            <text:p>40654.70</text:p>
          </table:table-cell>
          <table:table-cell office:value-type="float" office:value="2920.18" calcext:value-type="float">
            <text:p>2920.18</text:p>
          </table:table-cell>
          <table:table-cell office:value-type="float" office:value="37480.88" calcext:value-type="float">
            <text:p>37480.88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31" calcext:value-type="date">
            <text:p>2025-07-31</text:p>
          </table:table-cell>
          <table:table-cell office:value-type="float" office:value="41069.82" calcext:value-type="float">
            <text:p>41069.82</text:p>
          </table:table-cell>
          <table:table-cell office:value-type="float" office:value="2943.07" calcext:value-type="float">
            <text:p>2943.07</text:p>
          </table:table-cell>
          <table:table-cell office:value-type="float" office:value="37796.66" calcext:value-type="float">
            <text:p>37796.6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01" calcext:value-type="date">
            <text:p>2025-08-01</text:p>
          </table:table-cell>
          <table:table-cell office:value-type="float" office:value="40799.6" calcext:value-type="float">
            <text:p>40799.60</text:p>
          </table:table-cell>
          <table:table-cell office:value-type="float" office:value="2948.65" calcext:value-type="float">
            <text:p>2948.65</text:p>
          </table:table-cell>
          <table:table-cell office:value-type="float" office:value="38077.28" calcext:value-type="float">
            <text:p>38077.28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04" calcext:value-type="date">
            <text:p>2025-08-04</text:p>
          </table:table-cell>
          <table:table-cell office:value-type="float" office:value="40290.7" calcext:value-type="float">
            <text:p>40290.70</text:p>
          </table:table-cell>
          <table:table-cell office:value-type="float" office:value="2916.2" calcext:value-type="float">
            <text:p>2916.20</text:p>
          </table:table-cell>
          <table:table-cell office:value-type="float" office:value="37814.56" calcext:value-type="float">
            <text:p>37814.5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05" calcext:value-type="date">
            <text:p>2025-08-05</text:p>
          </table:table-cell>
          <table:table-cell office:value-type="float" office:value="40549.54" calcext:value-type="float">
            <text:p>40549.54</text:p>
          </table:table-cell>
          <table:table-cell office:value-type="float" office:value="2936.54" calcext:value-type="float">
            <text:p>2936.54</text:p>
          </table:table-cell>
          <table:table-cell office:value-type="float" office:value="38065.7" calcext:value-type="float">
            <text:p>38065.70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06" calcext:value-type="date">
            <text:p>2025-08-06</text:p>
          </table:table-cell>
          <table:table-cell office:value-type="float" office:value="40794.86" calcext:value-type="float">
            <text:p>40794.86</text:p>
          </table:table-cell>
          <table:table-cell office:value-type="float" office:value="2966.57" calcext:value-type="float">
            <text:p>2966.57</text:p>
          </table:table-cell>
          <table:table-cell office:value-type="float" office:value="38398.45" calcext:value-type="float">
            <text:p>38398.45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07" calcext:value-type="date">
            <text:p>2025-08-07</text:p>
          </table:table-cell>
          <table:table-cell office:value-type="float" office:value="41059.15" calcext:value-type="float">
            <text:p>41059.15</text:p>
          </table:table-cell>
          <table:table-cell office:value-type="float" office:value="2987.92" calcext:value-type="float">
            <text:p>2987.92</text:p>
          </table:table-cell>
          <table:table-cell office:value-type="float" office:value="38696.59" calcext:value-type="float">
            <text:p>38696.5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08" calcext:value-type="date">
            <text:p>2025-08-08</text:p>
          </table:table-cell>
          <table:table-cell office:value-type="float" office:value="41820.48" calcext:value-type="float">
            <text:p>41820.48</text:p>
          </table:table-cell>
          <table:table-cell office:value-type="float" office:value="3024.21" calcext:value-type="float">
            <text:p>3024.21</text:p>
          </table:table-cell>
          <table:table-cell office:value-type="float" office:value="38976.23" calcext:value-type="float">
            <text:p>38976.2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12" calcext:value-type="date">
            <text:p>2025-08-12</text:p>
          </table:table-cell>
          <table:table-cell office:value-type="float" office:value="42718.17" calcext:value-type="float">
            <text:p>42718.17</text:p>
          </table:table-cell>
          <table:table-cell office:value-type="float" office:value="3066.37" calcext:value-type="float">
            <text:p>3066.37</text:p>
          </table:table-cell>
          <table:table-cell office:value-type="float" office:value="39369.23" calcext:value-type="float">
            <text:p>39369.2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13" calcext:value-type="date">
            <text:p>2025-08-13</text:p>
          </table:table-cell>
          <table:table-cell office:value-type="float" office:value="43274.67" calcext:value-type="float">
            <text:p>43274.67</text:p>
          </table:table-cell>
          <table:table-cell office:value-type="float" office:value="3091.91" calcext:value-type="float">
            <text:p>3091.91</text:p>
          </table:table-cell>
          <table:table-cell office:value-type="float" office:value="39673.98" calcext:value-type="float">
            <text:p>39673.98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14" calcext:value-type="date">
            <text:p>2025-08-14</text:p>
          </table:table-cell>
          <table:table-cell office:value-type="float" office:value="42649.26" calcext:value-type="float">
            <text:p>42649.26</text:p>
          </table:table-cell>
          <table:table-cell office:value-type="float" office:value="3057.95" calcext:value-type="float">
            <text:p>3057.95</text:p>
          </table:table-cell>
          <table:table-cell office:value-type="float" office:value="39272.03" calcext:value-type="float">
            <text:p>39272.0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15" calcext:value-type="date">
            <text:p>2025-08-15</text:p>
          </table:table-cell>
          <table:table-cell office:value-type="float" office:value="43378.31" calcext:value-type="float">
            <text:p>43378.31</text:p>
          </table:table-cell>
          <table:table-cell office:value-type="float" office:value="3107.68" calcext:value-type="float">
            <text:p>3107.68</text:p>
          </table:table-cell>
          <table:table-cell office:value-type="float" office:value="39674.1" calcext:value-type="float">
            <text:p>39674.10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18" calcext:value-type="date">
            <text:p>2025-08-18</text:p>
          </table:table-cell>
          <table:table-cell office:value-type="float" office:value="43714.31" calcext:value-type="float">
            <text:p>43714.31</text:p>
          </table:table-cell>
          <table:table-cell office:value-type="float" office:value="3120.96" calcext:value-type="float">
            <text:p>3120.96</text:p>
          </table:table-cell>
          <table:table-cell office:value-type="float" office:value="39902.52" calcext:value-type="float">
            <text:p>39902.52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19" calcext:value-type="date">
            <text:p>2025-08-19</text:p>
          </table:table-cell>
          <table:table-cell office:value-type="float" office:value="43546.29" calcext:value-type="float">
            <text:p>43546.29</text:p>
          </table:table-cell>
          <table:table-cell office:value-type="float" office:value="3116.63" calcext:value-type="float">
            <text:p>3116.63</text:p>
          </table:table-cell>
          <table:table-cell office:value-type="float" office:value="39947.49" calcext:value-type="float">
            <text:p>39947.4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20" calcext:value-type="date">
            <text:p>2025-08-20</text:p>
          </table:table-cell>
          <table:table-cell office:value-type="float" office:value="42888.55" calcext:value-type="float">
            <text:p>42888.55</text:p>
          </table:table-cell>
          <table:table-cell office:value-type="float" office:value="3098.91" calcext:value-type="float">
            <text:p>3098.91</text:p>
          </table:table-cell>
          <table:table-cell office:value-type="float" office:value="39764.32" calcext:value-type="float">
            <text:p>39764.32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21" calcext:value-type="date">
            <text:p>2025-08-21</text:p>
          </table:table-cell>
          <table:table-cell office:value-type="float" office:value="42610.17" calcext:value-type="float">
            <text:p>42610.17</text:p>
          </table:table-cell>
          <table:table-cell office:value-type="float" office:value="3082.95" calcext:value-type="float">
            <text:p>3082.95</text:p>
          </table:table-cell>
          <table:table-cell office:value-type="float" office:value="39650.99" calcext:value-type="float">
            <text:p>39650.9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22" calcext:value-type="date">
            <text:p>2025-08-22</text:p>
          </table:table-cell>
          <table:table-cell office:value-type="float" office:value="42633.29" calcext:value-type="float">
            <text:p>42633.29</text:p>
          </table:table-cell>
          <table:table-cell office:value-type="float" office:value="3100.87" calcext:value-type="float">
            <text:p>3100.87</text:p>
          </table:table-cell>
          <table:table-cell office:value-type="float" office:value="39824.94" calcext:value-type="float">
            <text:p>39824.94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25" calcext:value-type="date">
            <text:p>2025-08-25</text:p>
          </table:table-cell>
          <table:table-cell office:value-type="float" office:value="42807.82" calcext:value-type="float">
            <text:p>42807.82</text:p>
          </table:table-cell>
          <table:table-cell office:value-type="float" office:value="3105.49" calcext:value-type="float">
            <text:p>3105.49</text:p>
          </table:table-cell>
          <table:table-cell office:value-type="float" office:value="39843.29" calcext:value-type="float">
            <text:p>39843.2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26" calcext:value-type="date">
            <text:p>2025-08-26</text:p>
          </table:table-cell>
          <table:table-cell office:value-type="float" office:value="42394.4" calcext:value-type="float">
            <text:p>42394.40</text:p>
          </table:table-cell>
          <table:table-cell office:value-type="float" office:value="3071.99" calcext:value-type="float">
            <text:p>3071.99</text:p>
          </table:table-cell>
          <table:table-cell office:value-type="float" office:value="39501.75" calcext:value-type="float">
            <text:p>39501.75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27" calcext:value-type="date">
            <text:p>2025-08-27</text:p>
          </table:table-cell>
          <table:table-cell office:value-type="float" office:value="42520.27" calcext:value-type="float">
            <text:p>42520.27</text:p>
          </table:table-cell>
          <table:table-cell office:value-type="float" office:value="3069.74" calcext:value-type="float">
            <text:p>3069.74</text:p>
          </table:table-cell>
          <table:table-cell office:value-type="float" office:value="39538" calcext:value-type="float">
            <text:p>39538.00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28" calcext:value-type="date">
            <text:p>2025-08-28</text:p>
          </table:table-cell>
          <table:table-cell office:value-type="float" office:value="42828.79" calcext:value-type="float">
            <text:p>42828.79</text:p>
          </table:table-cell>
          <table:table-cell office:value-type="float" office:value="3089.78" calcext:value-type="float">
            <text:p>3089.78</text:p>
          </table:table-cell>
          <table:table-cell office:value-type="float" office:value="39749.07" calcext:value-type="float">
            <text:p>39749.0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29" calcext:value-type="date">
            <text:p>2025-08-29</text:p>
          </table:table-cell>
          <table:table-cell office:value-type="float" office:value="42718.47" calcext:value-type="float">
            <text:p>42718.47</text:p>
          </table:table-cell>
          <table:table-cell office:value-type="float" office:value="3075.18" calcext:value-type="float">
            <text:p>3075.18</text:p>
          </table:table-cell>
          <table:table-cell office:value-type="float" office:value="39584.95" calcext:value-type="float">
            <text:p>39584.95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01" calcext:value-type="date">
            <text:p>2025-09-01</text:p>
          </table:table-cell>
          <table:table-cell office:value-type="float" office:value="42188.79" calcext:value-type="float">
            <text:p>42188.79</text:p>
          </table:table-cell>
          <table:table-cell office:value-type="float" office:value="3063.19" calcext:value-type="float">
            <text:p>3063.19</text:p>
          </table:table-cell>
          <table:table-cell office:value-type="float" office:value="39582.5" calcext:value-type="float">
            <text:p>39582.50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02" calcext:value-type="date">
            <text:p>2025-09-02</text:p>
          </table:table-cell>
          <table:table-cell office:value-type="float" office:value="42310.49" calcext:value-type="float">
            <text:p>42310.49</text:p>
          </table:table-cell>
          <table:table-cell office:value-type="float" office:value="3081.88" calcext:value-type="float">
            <text:p>3081.88</text:p>
          </table:table-cell>
          <table:table-cell office:value-type="float" office:value="39822.99" calcext:value-type="float">
            <text:p>39822.9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03" calcext:value-type="date">
            <text:p>2025-09-03</text:p>
          </table:table-cell>
          <table:table-cell office:value-type="float" office:value="41938.89" calcext:value-type="float">
            <text:p>41938.89</text:p>
          </table:table-cell>
          <table:table-cell office:value-type="float" office:value="3048.89" calcext:value-type="float">
            <text:p>3048.89</text:p>
          </table:table-cell>
          <table:table-cell office:value-type="float" office:value="39586.95" calcext:value-type="float">
            <text:p>39586.95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04" calcext:value-type="date">
            <text:p>2025-09-04</text:p>
          </table:table-cell>
          <table:table-cell office:value-type="float" office:value="42580.27" calcext:value-type="float">
            <text:p>42580.27</text:p>
          </table:table-cell>
          <table:table-cell office:value-type="float" office:value="3080.17" calcext:value-type="float">
            <text:p>3080.17</text:p>
          </table:table-cell>
          <table:table-cell office:value-type="float" office:value="39831.04" calcext:value-type="float">
            <text:p>39831.04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05" calcext:value-type="date">
            <text:p>2025-09-05</text:p>
          </table:table-cell>
          <table:table-cell office:value-type="float" office:value="43018.75" calcext:value-type="float">
            <text:p>43018.75</text:p>
          </table:table-cell>
          <table:table-cell office:value-type="float" office:value="3105.31" calcext:value-type="float">
            <text:p>3105.31</text:p>
          </table:table-cell>
          <table:table-cell office:value-type="float" office:value="40123.83" calcext:value-type="float">
            <text:p>40123.8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08" calcext:value-type="date">
            <text:p>2025-09-08</text:p>
          </table:table-cell>
          <table:table-cell office:value-type="float" office:value="43643.81" calcext:value-type="float">
            <text:p>43643.81</text:p>
          </table:table-cell>
          <table:table-cell office:value-type="float" office:value="3138.2" calcext:value-type="float">
            <text:p>3138.20</text:p>
          </table:table-cell>
          <table:table-cell office:value-type="float" office:value="40523.4" calcext:value-type="float">
            <text:p>40523.40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09" calcext:value-type="date">
            <text:p>2025-09-09</text:p>
          </table:table-cell>
          <table:table-cell office:value-type="float" office:value="43459.29" calcext:value-type="float">
            <text:p>43459.29</text:p>
          </table:table-cell>
          <table:table-cell office:value-type="float" office:value="3122.12" calcext:value-type="float">
            <text:p>3122.12</text:p>
          </table:table-cell>
          <table:table-cell office:value-type="float" office:value="40362.17" calcext:value-type="float">
            <text:p>40362.1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10" calcext:value-type="date">
            <text:p>2025-09-10</text:p>
          </table:table-cell>
          <table:table-cell office:value-type="float" office:value="43837.67" calcext:value-type="float">
            <text:p>43837.67</text:p>
          </table:table-cell>
          <table:table-cell office:value-type="float" office:value="3140.97" calcext:value-type="float">
            <text:p>3140.97</text:p>
          </table:table-cell>
          <table:table-cell office:value-type="float" office:value="40503.6" calcext:value-type="float">
            <text:p>40503.60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11" calcext:value-type="date">
            <text:p>2025-09-11</text:p>
          </table:table-cell>
          <table:table-cell office:value-type="float" office:value="44372.5" calcext:value-type="float">
            <text:p>44372.50</text:p>
          </table:table-cell>
          <table:table-cell office:value-type="float" office:value="3147.76" calcext:value-type="float">
            <text:p>3147.76</text:p>
          </table:table-cell>
          <table:table-cell office:value-type="float" office:value="40573.83" calcext:value-type="float">
            <text:p>40573.8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12" calcext:value-type="date">
            <text:p>2025-09-12</text:p>
          </table:table-cell>
          <table:table-cell office:value-type="float" office:value="44768.12" calcext:value-type="float">
            <text:p>44768.12</text:p>
          </table:table-cell>
          <table:table-cell office:value-type="float" office:value="3160.49" calcext:value-type="float">
            <text:p>3160.49</text:p>
          </table:table-cell>
          <table:table-cell office:value-type="float" office:value="40686.68" calcext:value-type="float">
            <text:p>40686.68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16" calcext:value-type="date">
            <text:p>2025-09-16</text:p>
          </table:table-cell>
          <table:table-cell office:value-type="float" office:value="44902.27" calcext:value-type="float">
            <text:p>44902.27</text:p>
          </table:table-cell>
          <table:table-cell office:value-type="float" office:value="3168.36" calcext:value-type="float">
            <text:p>3168.36</text:p>
          </table:table-cell>
          <table:table-cell office:value-type="float" office:value="40832.84" calcext:value-type="float">
            <text:p>40832.84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17" calcext:value-type="date">
            <text:p>2025-09-17</text:p>
          </table:table-cell>
          <table:table-cell office:value-type="float" office:value="44790.38" calcext:value-type="float">
            <text:p>44790.38</text:p>
          </table:table-cell>
          <table:table-cell office:value-type="float" office:value="3145.83" calcext:value-type="float">
            <text:p>3145.83</text:p>
          </table:table-cell>
          <table:table-cell office:value-type="float" office:value="40515.42" calcext:value-type="float">
            <text:p>40515.42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18" calcext:value-type="date">
            <text:p>2025-09-18</text:p>
          </table:table-cell>
          <table:table-cell office:value-type="float" office:value="45303.43" calcext:value-type="float">
            <text:p>45303.43</text:p>
          </table:table-cell>
          <table:table-cell office:value-type="float" office:value="3158.87" calcext:value-type="float">
            <text:p>3158.87</text:p>
          </table:table-cell>
          <table:table-cell office:value-type="float" office:value="40688.02" calcext:value-type="float">
            <text:p>40688.02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19" calcext:value-type="date">
            <text:p>2025-09-19</text:p>
          </table:table-cell>
          <table:table-cell office:value-type="float" office:value="45045.81" calcext:value-type="float">
            <text:p>45045.81</text:p>
          </table:table-cell>
          <table:table-cell office:value-type="float" office:value="3147.68" calcext:value-type="float">
            <text:p>3147.68</text:p>
          </table:table-cell>
          <table:table-cell office:value-type="float" office:value="40461.54" calcext:value-type="float">
            <text:p>40461.54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22" calcext:value-type="date">
            <text:p>2025-09-22</text:p>
          </table:table-cell>
          <table:table-cell office:value-type="float" office:value="45493.66" calcext:value-type="float">
            <text:p>45493.66</text:p>
          </table:table-cell>
          <table:table-cell office:value-type="float" office:value="3163.17" calcext:value-type="float">
            <text:p>3163.17</text:p>
          </table:table-cell>
          <table:table-cell office:value-type="float" office:value="40664.82" calcext:value-type="float">
            <text:p>40664.82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24" calcext:value-type="date">
            <text:p>2025-09-24</text:p>
          </table:table-cell>
          <table:table-cell office:value-type="float" office:value="45630.31" calcext:value-type="float">
            <text:p>45630.31</text:p>
          </table:table-cell>
          <table:table-cell office:value-type="float" office:value="3170.45" calcext:value-type="float">
            <text:p>3170.45</text:p>
          </table:table-cell>
          <table:table-cell office:value-type="float" office:value="40593.64" calcext:value-type="float">
            <text:p>40593.64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25" calcext:value-type="date">
            <text:p>2025-09-25</text:p>
          </table:table-cell>
          <table:table-cell office:value-type="float" office:value="45754.93" calcext:value-type="float">
            <text:p>45754.93</text:p>
          </table:table-cell>
          <table:table-cell office:value-type="float" office:value="3185.35" calcext:value-type="float">
            <text:p>3185.35</text:p>
          </table:table-cell>
          <table:table-cell office:value-type="float" office:value="40812.86" calcext:value-type="float">
            <text:p>40812.8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26" calcext:value-type="date">
            <text:p>2025-09-26</text:p>
          </table:table-cell>
          <table:table-cell office:value-type="float" office:value="45354.99" calcext:value-type="float">
            <text:p>45354.99</text:p>
          </table:table-cell>
          <table:table-cell office:value-type="float" office:value="3187.02" calcext:value-type="float">
            <text:p>3187.02</text:p>
          </table:table-cell>
          <table:table-cell office:value-type="float" office:value="40851.51" calcext:value-type="float">
            <text:p>40851.5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29" calcext:value-type="date">
            <text:p>2025-09-29</text:p>
          </table:table-cell>
          <table:table-cell office:value-type="float" office:value="45043.75" calcext:value-type="float">
            <text:p>45043.75</text:p>
          </table:table-cell>
          <table:table-cell office:value-type="float" office:value="3131.57" calcext:value-type="float">
            <text:p>3131.57</text:p>
          </table:table-cell>
          <table:table-cell office:value-type="float" office:value="40151.49" calcext:value-type="float">
            <text:p>40151.4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30" calcext:value-type="date">
            <text:p>2025-09-30</text:p>
          </table:table-cell>
          <table:table-cell office:value-type="float" office:value="44932.63" calcext:value-type="float">
            <text:p>44932.63</text:p>
          </table:table-cell>
          <table:table-cell office:value-type="float" office:value="3137.6" calcext:value-type="float">
            <text:p>3137.60</text:p>
          </table:table-cell>
          <table:table-cell office:value-type="float" office:value="40185.28" calcext:value-type="float">
            <text:p>40185.28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0-01" calcext:value-type="date">
            <text:p>2025-10-01</text:p>
          </table:table-cell>
          <table:table-cell office:value-type="float" office:value="44550.85" calcext:value-type="float">
            <text:p>44550.85</text:p>
          </table:table-cell>
          <table:table-cell office:value-type="float" office:value="3094.74" calcext:value-type="float">
            <text:p>3094.74</text:p>
          </table:table-cell>
          <table:table-cell office:value-type="float" office:value="39705.07" calcext:value-type="float">
            <text:p>39705.0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0-02" calcext:value-type="date">
            <text:p>2025-10-02</text:p>
          </table:table-cell>
          <table:table-cell office:value-type="float" office:value="44936.73" calcext:value-type="float">
            <text:p>44936.73</text:p>
          </table:table-cell>
          <table:table-cell office:value-type="float" office:value="3087.4" calcext:value-type="float">
            <text:p>3087.40</text:p>
          </table:table-cell>
          <table:table-cell office:value-type="float" office:value="39587.91" calcext:value-type="float">
            <text:p>39587.9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0-03" calcext:value-type="date">
            <text:p>2025-10-03</text:p>
          </table:table-cell>
          <table:table-cell office:value-type="float" office:value="45769.5" calcext:value-type="float">
            <text:p>45769.50</text:p>
          </table:table-cell>
          <table:table-cell office:value-type="float" office:value="3129.17" calcext:value-type="float">
            <text:p>3129.17</text:p>
          </table:table-cell>
          <table:table-cell office:value-type="float" office:value="39941.16" calcext:value-type="float">
            <text:p>39941.1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0-06" calcext:value-type="date">
            <text:p>2025-10-06</text:p>
          </table:table-cell>
          <table:table-cell office:value-type="float" office:value="47944.76" calcext:value-type="float">
            <text:p>47944.76</text:p>
          </table:table-cell>
          <table:table-cell office:value-type="float" office:value="3226.06" calcext:value-type="float">
            <text:p>3226.06</text:p>
          </table:table-cell>
          <table:table-cell office:value-type="float" office:value="40952.22" calcext:value-type="float">
            <text:p>40952.22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0-07" calcext:value-type="date">
            <text:p>2025-10-07</text:p>
          </table:table-cell>
          <table:table-cell office:value-type="float" office:value="47950.88" calcext:value-type="float">
            <text:p>47950.88</text:p>
          </table:table-cell>
          <table:table-cell office:value-type="float" office:value="3227.91" calcext:value-type="float">
            <text:p>3227.91</text:p>
          </table:table-cell>
          <table:table-cell office:value-type="float" office:value="40976.61" calcext:value-type="float">
            <text:p>40976.6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0-08" calcext:value-type="date">
            <text:p>2025-10-08</text:p>
          </table:table-cell>
          <table:table-cell office:value-type="float" office:value="47734.99" calcext:value-type="float">
            <text:p>47734.99</text:p>
          </table:table-cell>
          <table:table-cell office:value-type="float" office:value="3235.66" calcext:value-type="float">
            <text:p>3235.66</text:p>
          </table:table-cell>
          <table:table-cell office:value-type="float" office:value="41035.8" calcext:value-type="float">
            <text:p>41035.80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0-09" calcext:value-type="date">
            <text:p>2025-10-09</text:p>
          </table:table-cell>
          <table:table-cell office:value-type="float" office:value="48580.44" calcext:value-type="float">
            <text:p>48580.44</text:p>
          </table:table-cell>
          <table:table-cell office:value-type="float" office:value="3257.77" calcext:value-type="float">
            <text:p>3257.77</text:p>
          </table:table-cell>
          <table:table-cell office:value-type="float" office:value="41261.48" calcext:value-type="float">
            <text:p>41261.48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0-10" calcext:value-type="date">
            <text:p>2025-10-10</text:p>
          </table:table-cell>
          <table:table-cell office:value-type="float" office:value="48088.8" calcext:value-type="float">
            <text:p>48088.80</text:p>
          </table:table-cell>
          <table:table-cell office:value-type="float" office:value="3197.59" calcext:value-type="float">
            <text:p>3197.59</text:p>
          </table:table-cell>
          <table:table-cell office:value-type="float" office:value="40491.29" calcext:value-type="float">
            <text:p>40491.2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0-14" calcext:value-type="date">
            <text:p>2025-10-14</text:p>
          </table:table-cell>
          <table:table-cell office:value-type="float" office:value="46847.32" calcext:value-type="float">
            <text:p>46847.32</text:p>
          </table:table-cell>
          <table:table-cell office:value-type="float" office:value="3133.99" calcext:value-type="float">
            <text:p>3133.99</text:p>
          </table:table-cell>
          <table:table-cell office:value-type="float" office:value="39779.67" calcext:value-type="float">
            <text:p>39779.6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0-15" calcext:value-type="date">
            <text:p>2025-10-15</text:p>
          </table:table-cell>
          <table:table-cell office:value-type="float" office:value="47672.67" calcext:value-type="float">
            <text:p>47672.67</text:p>
          </table:table-cell>
          <table:table-cell office:value-type="float" office:value="3183.64" calcext:value-type="float">
            <text:p>3183.64</text:p>
          </table:table-cell>
          <table:table-cell office:value-type="float" office:value="40341.33" calcext:value-type="float">
            <text:p>40341.3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0-16" calcext:value-type="date">
            <text:p>2025-10-16</text:p>
          </table:table-cell>
          <table:table-cell office:value-type="float" office:value="48277.74" calcext:value-type="float">
            <text:p>48277.74</text:p>
          </table:table-cell>
          <table:table-cell office:value-type="float" office:value="3203.42" calcext:value-type="float">
            <text:p>3203.42</text:p>
          </table:table-cell>
          <table:table-cell office:value-type="float" office:value="40499.61" calcext:value-type="float">
            <text:p>40499.6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0-17" calcext:value-type="date">
            <text:p>2025-10-17</text:p>
          </table:table-cell>
          <table:table-cell office:value-type="float" office:value="47582.15" calcext:value-type="float">
            <text:p>47582.15</text:p>
          </table:table-cell>
          <table:table-cell office:value-type="float" office:value="3170.44" calcext:value-type="float">
            <text:p>3170.44</text:p>
          </table:table-cell>
          <table:table-cell office:value-type="float" office:value="40138.33" calcext:value-type="float">
            <text:p>40138.3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0-20" calcext:value-type="date">
            <text:p>2025-10-20</text:p>
          </table:table-cell>
          <table:table-cell office:value-type="float" office:value="49185.5" calcext:value-type="float">
            <text:p>49185.50</text:p>
          </table:table-cell>
          <table:table-cell office:value-type="float" office:value="3248.45" calcext:value-type="float">
            <text:p>3248.45</text:p>
          </table:table-cell>
          <table:table-cell office:value-type="float" office:value="40913.31" calcext:value-type="float">
            <text:p>40913.3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0-21" calcext:value-type="date">
            <text:p>2025-10-21</text:p>
          </table:table-cell>
          <table:table-cell office:value-type="float" office:value="49316.06" calcext:value-type="float">
            <text:p>49316.06</text:p>
          </table:table-cell>
          <table:table-cell office:value-type="float" office:value="3249.5" calcext:value-type="float">
            <text:p>3249.50</text:p>
          </table:table-cell>
          <table:table-cell office:value-type="float" office:value="40998.83" calcext:value-type="float">
            <text:p>40998.8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0-22" calcext:value-type="date">
            <text:p>2025-10-22</text:p>
          </table:table-cell>
          <table:table-cell office:value-type="float" office:value="49307.79" calcext:value-type="float">
            <text:p>49307.79</text:p>
          </table:table-cell>
          <table:table-cell office:value-type="float" office:value="3266.43" calcext:value-type="float">
            <text:p>3266.43</text:p>
          </table:table-cell>
          <table:table-cell office:value-type="float" office:value="41291.61" calcext:value-type="float">
            <text:p>41291.6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0-23" calcext:value-type="date">
            <text:p>2025-10-23</text:p>
          </table:table-cell>
          <table:table-cell table:style-name="Default" office:value-type="float" office:value="48641.61" calcext:value-type="float">
            <text:p>48641.61</text:p>
          </table:table-cell>
          <table:table-cell office:value-type="float" office:value="3253.78" calcext:value-type="float">
            <text:p>3253.78</text:p>
          </table:table-cell>
          <table:table-cell office:value-type="float" office:value="41220.16" calcext:value-type="float">
            <text:p>41220.1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0-24" calcext:value-type="date">
            <text:p>2025-10-24</text:p>
          </table:table-cell>
          <table:table-cell office:value-type="float" office:value="49299.65" calcext:value-type="float">
            <text:p>49299.65</text:p>
          </table:table-cell>
          <table:table-cell office:value-type="float" office:value="3269.45" calcext:value-type="float">
            <text:p>3269.45</text:p>
          </table:table-cell>
          <table:table-cell office:value-type="float" office:value="41405.64" calcext:value-type="float">
            <text:p>41405.64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0-27" calcext:value-type="date">
            <text:p>2025-10-27</text:p>
          </table:table-cell>
          <table:table-cell office:value-type="float" office:value="50512.32" calcext:value-type="float">
            <text:p>50512.32</text:p>
          </table:table-cell>
          <table:table-cell office:value-type="float" office:value="3325.05" calcext:value-type="float">
            <text:p>3325.05</text:p>
          </table:table-cell>
          <table:table-cell office:value-type="float" office:value="41964.44" calcext:value-type="float">
            <text:p>41964.44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0-28" calcext:value-type="date">
            <text:p>2025-10-28</text:p>
          </table:table-cell>
          <table:table-cell office:value-type="float" office:value="50219.18" calcext:value-type="float">
            <text:p>50219.18</text:p>
          </table:table-cell>
          <table:table-cell office:value-type="float" office:value="3285.87" calcext:value-type="float">
            <text:p>3285.87</text:p>
          </table:table-cell>
          <table:table-cell office:value-type="float" office:value="41340" calcext:value-type="float">
            <text:p>41340.00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0-29" calcext:value-type="date">
            <text:p>2025-10-29</text:p>
          </table:table-cell>
          <table:table-cell office:value-type="float" office:value="51307.65" calcext:value-type="float">
            <text:p>51307.65</text:p>
          </table:table-cell>
          <table:table-cell office:value-type="float" office:value="3278.24" calcext:value-type="float">
            <text:p>3278.24</text:p>
          </table:table-cell>
          <table:table-cell office:value-type="float" office:value="41053.65" calcext:value-type="float">
            <text:p>41053.65</text:p>
          </table:table-cell>
          <table:table-cell table:style-name="ce9" table:number-columns-repeated="16380"/>
        </table:table-row>
        <table:table-row table:style-name="ro2" table:number-rows-repeated="1048424">
          <table:table-cell table:number-columns-repeated="4"/>
          <table:table-cell table:style-name="ce9" table:number-columns-repeated="16380"/>
        </table:table-row>
        <table:table-row table:style-name="ro2">
          <table:table-cell table:number-columns-repeated="4"/>
          <table:table-cell table:style-name="ce9" table:number-columns-repeated="1638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Noto Sans Mono CJK JP" svg:font-family="'Noto Sans Mono CJK JP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" style:font-size-asian="10pt" style:language-asian="ja" style:country-asian="JP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JP" style:font-family-asian="'Noto Sans CJK JP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2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29">0000/00/00</text:date>, <text:time style:data-style-name="N2" text:time-value="17:26:39.724976638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3-28T05:51:41.665814275</meta:creation-date>
    <meta:generator>LibreOffice/25.8.1.1$Linux_X86_64 LibreOffice_project/580$Build-1</meta:generator>
    <dc:date>2025-10-29T17:27:47.177060291</dc:date>
    <meta:editing-duration>P1DT4H16M40S</meta:editing-duration>
    <meta:editing-cycles>332</meta:editing-cycles>
    <meta:document-statistic meta:table-count="1" meta:cell-count="604" meta:object-count="0"/>
  </office:meta>
</office:document-meta>
</file>